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a70f" officeooo:paragraph-rsid="000da70f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da70f" officeooo:paragraph-rsid="000da70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da70f" officeooo:paragraph-rsid="000da70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FINAL – ORIENTAÇÃO A OBJETOS</text:p>
      <text:p text:style-name="P1"/>
      <text:p text:style-name="P1"/>
      <text:p text:style-name="P1">ALUNOS: MATHEUS HENRIQUE, JOSIAS FONSECA, ADRYELL DA SILVA, JOAO LENON, FELIPE GUIMARAES.</text:p>
      <text:p text:style-name="P1"/>
      <text:p text:style-name="P1"/>
      <text:p text:style-name="P3">TÍTULO: PROJETO BANCO PARA TODOS.</text:p>
      <text:p text:style-name="P1"/>
      <text:p text:style-name="P1"><text:span text:style-name="T1">PROPOSTA DO PROJETO:</text:span> Um projeto de um banco, com vários tipos de contas e cada conta possuirá atributos e métodos próprios. Utilzaremos os recursos de interface, polimorfismo e encapsulamento para isso. Haverá também o uso do princípio de herança visto que alguma conta ocasionalmente <text:span text:style-name="T2">herdará atributos e métodos</text:span> de outra. <text:span text:style-name="T2">Cada conta que for criada será uma classe diferente, com isso poderemos aplicar o recurso de Abstração para diferentes classes. Faremos verificação de limite de crédito, limite de saque, verificação de senha para segurança, entre outros. Além dos métodos básicos de saque, consulta e depósit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9:22:33.863086289</meta:creation-date>
    <dc:date>2018-10-26T19:46:51.924682699</dc:date>
    <meta:editing-duration>PT3M57S</meta:editing-duration>
    <meta:editing-cycles>1</meta:editing-cycles>
    <meta:document-statistic meta:table-count="0" meta:image-count="0" meta:object-count="0" meta:page-count="1" meta:paragraph-count="4" meta:word-count="117" meta:character-count="774" meta:non-whitespace-character-count="660"/>
    <meta:generator>LibreOffice/5.4.5.1$Linux_X86_64 LibreOffice_project/40m0$Build-1</meta:generator>
  </office:meta>
</office:document-meta>
</file>